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unque en Python las <text:span text:style-name="Strong_20_Emphasis">listas (</text:span><text:span text:style-name="Strong_20_Emphasis"><text:span text:style-name="Source_20_Text">list</text:span></text:span><text:span text:style-name="Strong_20_Emphasis">)</text:span> son más comunes y fáciles de usar, existen casos donde los <text:span text:style-name="Strong_20_Emphasis"><text:span text:style-name="Source_20_Text">array</text:span></text:span> tienen ventajas. Aquí te explico cuándo podrías considerar usar un <text:span text:style-name="Strong_20_Emphasis"><text:span text:style-name="Source_20_Text">array</text:span></text:span> en lugar de una <text:span text:style-name="Strong_20_Emphasis"><text:span text:style-name="Source_20_Text">list</text:span></text:span> en Python.</text:p>
      <text:h text:style-name="Heading_20_3" text:outline-level="3">1. <text:span text:style-name="Strong_20_Emphasis">Eficiencia en el uso de memoria</text:span></text:h>
      <text:p text:style-name="Text_20_body">Los <text:span text:style-name="Strong_20_Emphasis"><text:span text:style-name="Source_20_Text">array</text:span></text:span> en Python, que provienen del módulo <text:span text:style-name="Source_20_Text">array</text:span>, están <text:span text:style-name="Strong_20_Emphasis">optimizados</text:span> para almacenar grandes cantidades de datos del mismo tipo (como enteros o flotantes), ocupando menos memoria que las listas.</text:p>
      <text:list text:style-name="L1">
        <text:list-item>
          <text:p text:style-name="P1">Las <text:span text:style-name="Strong_20_Emphasis">listas</text:span> en Python pueden contener elementos de diferentes tipos de datos (por ejemplo, enteros, cadenas, flotantes, etc.), pero esto viene a costa de un mayor uso de memoria.</text:p>
        </text:list-item>
        <text:list-item>
          <text:p text:style-name="P1">Los <text:span text:style-name="Strong_20_Emphasis"><text:span text:style-name="Source_20_Text">array</text:span></text:span> requieren que todos los elementos sean del mismo tipo (por ejemplo, todos enteros o todos flotantes), lo que permite que los elementos se almacenen de manera más eficiente.</text:p>
        </text:list-item>
      </text:list>
      <text:p text:style-name="Text_20_body"><text:span text:style-name="Strong_20_Emphasis">Ejemplo de uso de memoria</text:span>:</text:p>
      <text:p text:style-name="Preformatted_20_Text">import array</text:p>
      <text:p text:style-name="Preformatted_20_Text"/>
      <text:p text:style-name="Preformatted_20_Text"># Lista en Python</text:p>
      <text:p text:style-name="Preformatted_20_Text">my_list = [1, 2, 3, 4, 5]</text:p>
      <text:p text:style-name="Preformatted_20_Text"/>
      <text:p text:style-name="Preformatted_20_Text"># Array en Python</text:p>
      <text:p text:style-name="Preformatted_20_Text">my_array = array.array('i', [1, 2, 3, 4, 5])</text:p>
      <text:p text:style-name="Preformatted_20_Text"/>
      <text:p text:style-name="Preformatted_20_Text">print("Tamaño de lista:", my_list.__sizeof__())</text:p>
      <text:p text:style-name="Preformatted_20_Text">print("Tamaño de array:", my_array.__sizeof_₍))</text:p>
      <text:p text:style-name="Standard"/>
      <text:p text:style-name="Text_20_body">El <text:span text:style-name="Strong_20_Emphasis"><text:span text:style-name="Source_20_Text">array</text:span></text:span> generalmente ocupará menos memoria porque los elementos son homogéneos.</text:p>
      <text:p text:style-name="Horizontal_20_Line"/>
      <text:h text:style-name="Heading_20_3" text:outline-level="3">2. <text:span text:style-name="Strong_20_Emphasis">Rendimiento en operaciones numéricas</text:span></text:h>
      <text:p text:style-name="Text_20_body">Si estás realizando <text:span text:style-name="Strong_20_Emphasis">operaciones numéricas intensivas</text:span>, como en el caso de cálculos científicos o simulaciones, los <text:span text:style-name="Strong_20_Emphasis"><text:span text:style-name="Source_20_Text">array</text:span></text:span> pueden ser más rápidos que las listas. Esto se debe a que están optimizados para operaciones en <text:span text:style-name="Strong_20_Emphasis">datos homogéneos</text:span> (todos del mismo tipo).</text:p>
      <text:p text:style-name="Text_20_body">Por ejemplo, si tienes muchos números y quieres hacer cálculos rápidos o iteraciones sobre ellos, los <text:span text:style-name="Strong_20_Emphasis"><text:span text:style-name="Source_20_Text">array</text:span></text:span> pueden ser más eficientes en términos de velocidad y rendimiento.</text:p>
      <text:p text:style-name="Horizontal_20_Line"/>
      <text:h text:style-name="Heading_20_3" text:outline-level="3">3. <text:span text:style-name="Strong_20_Emphasis">Compatibilidad con C y bibliotecas externas</text:span></text:h>
      <text:p text:style-name="Text_20_body">Los <text:span text:style-name="Strong_20_Emphasis"><text:span text:style-name="Source_20_Text">array</text:span></text:span> en Python están basados en <text:span text:style-name="Strong_20_Emphasis">C arrays</text:span>, lo que significa que son más compatibles cuando necesitas interactuar con bibliotecas o sistemas que requieren tipos de datos homogéneos, como <text:span text:style-name="Strong_20_Emphasis">bases de datos o bibliotecas de C</text:span>.</text:p>
      <text:p text:style-name="Text_20_body">Si estás trabajando con bibliotecas de bajo nivel o integraciones con <text:span text:style-name="Strong_20_Emphasis">C</text:span>, los <text:span text:style-name="Strong_20_Emphasis"><text:span text:style-name="Source_20_Text">array</text:span></text:span> pueden ser más adecuados porque sus datos pueden ser fácilmente pasados a estas bibliotecas.</text:p>
      <text:p text:style-name="Horizontal_20_Line"/>
      <text:h text:style-name="Heading_20_3" text:outline-level="3"><text:soft-page-break/>4. <text:span text:style-name="Strong_20_Emphasis">Uso de tipos específicos</text:span></text:h>
      <text:p text:style-name="Text_20_body">Cuando usas un <text:span text:style-name="Strong_20_Emphasis"><text:span text:style-name="Source_20_Text">array</text:span></text:span>, puedes especificar el tipo de dato en la creación del array (por ejemplo, <text:span text:style-name="Source_20_Text">i</text:span> para enteros, <text:span text:style-name="Source_20_Text">f</text:span> para flotantes). Esto es útil cuando quieres asegurarte de que el array sea del tipo correcto, lo cual puede ser importante en aplicaciones que requieren un manejo estricto de los tipos de datos.</text:p>
      <text:p text:style-name="Text_20_body">Por ejemplo:</text:p>
      <text:p text:style-name="Preformatted_20_Text">import array</text:p>
      <text:p text:style-name="Preformatted_20_Text"/>
      <text:p text:style-name="Preformatted_20_Text"># Crear un array de enteros</text:p>
      <text:p text:style-name="Preformatted_20_Text">my_array = array.array('i', [1, 2, 3, 4])</text:p>
      <text:p text:style-name="Preformatted_20_Text"/>
      <text:p text:style-name="Preformatted_20_Text"># Crear un array de flotantes</text:p>
      <text:p text:style-name="Preformatted_20_Text">my_float_array = array.array('f', [1.1, 2.2, 3.3])</text:p>
      <text:p text:style-name="Standard"/>
      <text:h text:style-name="Heading_20_3" text:outline-level="3">5. <text:span text:style-name="Strong_20_Emphasis">Operaciones específicas</text:span></text:h>
      <text:p text:style-name="Text_20_body">A veces, si trabajas con bibliotecas que manejan <text:span text:style-name="Strong_20_Emphasis">datos numéricos grandes</text:span> (como <text:span text:style-name="Strong_20_Emphasis">NumPy</text:span>), puede ser más eficiente utilizar un <text:span text:style-name="Strong_20_Emphasis"><text:span text:style-name="Source_20_Text">array</text:span></text:span> para almacenar los datos y hacer operaciones como <text:span text:style-name="Strong_20_Emphasis">multiplicación, suma, etc.</text:span> directamente en el array. Aunque <text:span text:style-name="Strong_20_Emphasis">NumPy</text:span> es más avanzado y se utiliza comúnmente en Python para manejar arrays multidimensionales de manera eficiente, los arrays básicos de Python son útiles en casos más sencillos.</text:p>
      <text:p text:style-name="Horizontal_20_Line"/>
      <text:h text:style-name="Heading_20_3" text:outline-level="3">🟨 Resumen:</text:h>
      <text:p text:style-name="Text_20_body"><text:span text:style-name="Strong_20_Emphasis">Usa un </text:span><text:span text:style-name="Strong_20_Emphasis"><text:span text:style-name="Source_20_Text">array</text:span></text:span><text:span text:style-name="Strong_20_Emphasis"> en lugar de una </text:span><text:span text:style-name="Strong_20_Emphasis"><text:span text:style-name="Source_20_Text">list</text:span></text:span><text:span text:style-name="Strong_20_Emphasis"> si:</text:span></text:p>
      <text:list text:style-name="L2">
        <text:list-item>
          <text:p text:style-name="P2">Necesitas <text:span text:style-name="Strong_20_Emphasis">mayor eficiencia de memoria</text:span>.</text:p>
        </text:list-item>
        <text:list-item>
          <text:p text:style-name="P2">Estás haciendo <text:span text:style-name="Strong_20_Emphasis">operaciones numéricas intensivas</text:span> o trabajando con <text:span text:style-name="Strong_20_Emphasis">datos homogéneos</text:span>.</text:p>
        </text:list-item>
        <text:list-item>
          <text:p text:style-name="P2">Necesitas <text:span text:style-name="Strong_20_Emphasis">compatibilidad</text:span> con bibliotecas externas o APIs que usen arrays de C.</text:p>
        </text:list-item>
        <text:list-item>
          <text:p text:style-name="P2">Buscas <text:span text:style-name="Strong_20_Emphasis">optimizar el rendimiento</text:span> para grandes volúmenes de datos del mismo tipo.</text:p>
        </text:list-item>
      </text:list>
      <text:p text:style-name="Text_20_body"><text:span text:style-name="Strong_20_Emphasis">Si no necesitas estas ventajas</text:span>, las <text:span text:style-name="Strong_20_Emphasis">listas</text:span> de Python son mucho más <text:span text:style-name="Strong_20_Emphasis">flexibles</text:span> y fáciles de us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3T15:16:43.531254429</meta:creation-date>
    <dc:date>2025-05-13T15:21:16.547430403</dc:date>
    <meta:editing-duration>PT4M35S</meta:editing-duration>
    <meta:editing-cycles>1</meta:editing-cycles>
    <meta:document-statistic meta:table-count="0" meta:image-count="0" meta:object-count="0" meta:page-count="2" meta:paragraph-count="37" meta:word-count="553" meta:character-count="3396" meta:non-whitespace-character-count="2886"/>
    <meta:generator>LibreOffice/24.2.7.2$Linux_X86_64 LibreOffice_project/420$Build-2</meta:generator>
  </office:meta>
</office:document-meta>
</file>